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in" fo:margin-left="0.0035in" fo:margin-top="0in" fo:margin-bottom="0in" table:align="left" style:writing-mode="lr-tb"/>
    </style:style>
    <style:style style:name="Table1.A" style:family="table-column">
      <style:table-column-properties style:column-width="2.2708in"/>
    </style:style>
    <style:style style:name="Table1.B" style:family="table-column">
      <style:table-column-properties style:column-width="4.22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in" fo:margin-left="0.0035in" fo:margin-top="0in" fo:margin-bottom="0in" table:align="left" style:writing-mode="lr-tb"/>
    </style:style>
    <style:style style:name="Table2.A" style:family="table-column">
      <style:table-column-properties style:column-width="2.2917in"/>
    </style:style>
    <style:style style:name="Table2.B" style:family="table-column">
      <style:table-column-properties style:column-width="4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5in" fo:margin-left="0.0035in" fo:margin-top="0in" fo:margin-bottom="0in" table:align="left" style:writing-mode="lr-tb"/>
    </style:style>
    <style:style style:name="Table3.A" style:family="table-column">
      <style:table-column-properties style:column-width="0.7292in"/>
    </style:style>
    <style:style style:name="Table3.B" style:family="table-column">
      <style:table-column-properties style:column-width="0.8229in"/>
    </style:style>
    <style:style style:name="Table3.C" style:family="table-column">
      <style:table-column-properties style:column-width="4.947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583in" fo:margin-left="0.0035in" fo:margin-top="0in" fo:margin-bottom="0in" table:align="left" style:writing-mode="lr-tb"/>
    </style:style>
    <style:style style:name="Table4.A" style:family="table-column">
      <style:table-column-properties style:column-width="1.6146in"/>
    </style:style>
    <style:style style:name="Table4.B" style:family="table-column">
      <style:table-column-properties style:column-width="4.84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375in" fo:margin-left="0.0035in" fo:margin-top="0in" fo:margin-bottom="0in" table:align="left" style:writing-mode="lr-tb"/>
    </style:style>
    <style:style style:name="Table5.A" style:family="table-column">
      <style:table-column-properties style:column-width="1.5938in"/>
    </style:style>
    <style:style style:name="Table5.B" style:family="table-column">
      <style:table-column-properties style:column-width="2.4368in"/>
    </style:style>
    <style:style style:name="Table5.C" style:family="table-column">
      <style:table-column-properties style:column-width="2.406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hreatIntelligence" style:family="table">
      <style:table-properties style:width="6.5in" table:align="center" fo:background-color="transparent" style:may-break-between-rows="false" style:writing-mode="lr-tb">
        <style:background-image/>
      </style:table-properties>
    </style:style>
    <style:style style:name="ThreatIntelligence.A" style:family="table-column">
      <style:table-column-properties style:column-width="2.25in"/>
    </style:style>
    <style:style style:name="ThreatIntelligence.B" style:family="table-column">
      <style:table-column-properties style:column-width="4.25in"/>
    </style:style>
    <style:style style:name="ThreatIntelligence.1" style:family="table-row">
      <style:table-row-properties style:min-row-height="0.0625in" fo:background-color="transparent">
        <style:background-image/>
      </style:table-row-properties>
    </style:style>
    <style:style style:name="ThreatIntelligence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hreatIntelligence.B1" style:family="table-cell">
      <style:table-cell-properties fo:padding="0.0201in" fo:border="0.5pt solid #000000" style:writing-mode="page"/>
    </style:style>
    <style:style style:name="ThreatIntelligence.2" style:family="table-row">
      <style:table-row-properties fo:background-color="transparent">
        <style:background-image/>
      </style:table-row-properties>
    </style:style>
    <style:style style:name="ThreatIntelligence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hreatIntelligence.B2" style:family="table-cell">
      <style:table-cell-properties fo:padding="0.0201in" fo:border-left="0.5pt solid #000000" fo:border-right="0.5pt solid #000000" fo:border-top="none" fo:border-bottom="0.5pt solid #000000" style:writing-mode="page"/>
    </style:style>
    <style:style style:name="ThreatIntelligence.3" style:family="table-row">
      <style:table-row-properties fo:background-color="transparent">
        <style:background-image/>
      </style:table-row-properties>
    </style:style>
    <style:style style:name="ThreatIntelligence.4" style:family="table-row">
      <style:table-row-properties fo:background-color="transparent">
        <style:background-image/>
      </style:table-row-properties>
    </style:style>
    <style:style style:name="ThreatIntelligence.5" style:family="table-row">
      <style:table-row-properties fo:background-color="transparent">
        <style:background-image/>
      </style:table-row-properties>
    </style:style>
    <style:style style:name="ThreatIntelligence.6" style:family="table-row">
      <style:table-row-properties fo:background-color="transparent">
        <style:background-image/>
      </style:table-row-properties>
    </style:style>
    <style:style style:name="ThreatIntelligence.7" style:family="table-row">
      <style:table-row-properties fo:background-color="transparent">
        <style:background-image/>
      </style:table-row-properties>
    </style:style>
    <style:style style:name="ThreatIntelligence.8" style:family="table-row">
      <style:table-row-properties fo:background-color="transparent">
        <style:background-image/>
      </style:table-row-properties>
    </style:style>
    <style:style style:name="CVSS3Ratings" style:family="table">
      <style:table-properties style:width="2.5625in" table:align="left" style:writing-mode="lr-tb"/>
    </style:style>
    <style:style style:name="CVSS3Ratings.A" style:family="table-column">
      <style:table-column-properties style:column-width="0.9375in"/>
    </style:style>
    <style:style style:name="CVSS3Ratings.B" style:family="table-column">
      <style:table-column-properties style:column-width="1.625in"/>
    </style:style>
    <style:style style:name="CVSS3Ratings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CVSS3Ratings.B1" style:family="table-cell">
      <style:table-cell-properties style:vertical-align="middle" fo:padding="0.0201in" fo:border="0.05pt solid #000000" style:writing-mode="page"/>
    </style:style>
    <style:style style:name="CVSS3Ratings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CVSS3Ratings.B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margin-left="-0.0799in" fo:margin-right="0in" fo:orphans="0" fo:widows="0" fo:text-indent="0in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/>
    <style:style style:name="P6" style:family="paragraph" style:parent-style-name="Heading_20_1">
      <style:text-properties officeooo:rsid="0027f693" officeooo:paragraph-rsid="0027f693"/>
    </style:style>
    <style:style style:name="P7" style:family="paragraph" style:parent-style-name="Heading_20_1">
      <style:text-properties officeooo:paragraph-rsid="0027f693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US" fo:font-weight="bold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US" fo:font-weight="bold" officeooo:rsid="0022f11f" officeooo:paragraph-rsid="0022f11f" style:letter-kerning="false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1pt" fo:language="en" fo:country="CA" style:letter-kerning="false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style:font-name="Arial" fo:language="en" fo:country="CA" fo:font-weight="bold" style:letter-kerning="false" style:font-name-asian="Arial2" style:language-asian="en" style:country-asian="US" style:font-weight-asian="bold" style:font-name-complex="Arial2" style:language-complex="ar" style:country-complex="SA" style:font-weight-complex="bold"/>
    </style:style>
    <style:style style:name="P12" style:family="paragraph" style:parent-style-name="Standard">
      <style:text-properties style:font-name="Tahoma" style:font-name-asian="Tahoma1" style:font-name-complex="Tahoma1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ahoma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ahoma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8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text-properties officeooo:rsid="0020ed62" officeooo:paragraph-rsid="0020ed62"/>
    </style:style>
    <style:style style:name="P20" style:family="paragraph" style:parent-style-name="Standard">
      <style:text-properties fo:color="#2f5496" loext:opacity="100%" style:font-name="Calibri Light" fo:font-size="16pt" officeooo:paragraph-rsid="0021b67d" style:font-name-asian="F" style:font-size-asian="16pt" style:font-name-complex="F" style:font-size-complex="16pt"/>
    </style:style>
    <style:style style:name="P21" style:family="paragraph" style:parent-style-name="Standard">
      <style:text-properties fo:color="#2f5496" loext:opacity="100%" style:font-name="Calibri Light" fo:font-size="16pt" officeooo:paragraph-rsid="0022f11f" style:font-name-asian="F" style:font-size-asian="16pt" style:font-name-complex="F" style:font-size-complex="16pt"/>
    </style:style>
    <style:style style:name="P22" style:family="paragraph" style:parent-style-name="Standard">
      <style:text-properties officeooo:paragraph-rsid="0022f11f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1pt" officeooo:rsid="0022f11f" officeooo:paragraph-rsid="0022f11f" style:font-name-asian="F" style:font-size-asian="11pt" style:font-name-complex="F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22f11f" officeooo:paragraph-rsid="0022f11f" style:font-weight-asian="bold" style:font-weight-complex="bold"/>
    </style:style>
    <style:style style:name="P25" style:family="paragraph" style:parent-style-name="Table_20_Heading">
      <style:text-properties style:font-name="Arial1" fo:font-size="11pt" officeooo:rsid="0022f11f" officeooo:paragraph-rsid="0022f11f" style:font-name-asian="F" style:font-size-asian="11pt" style:font-name-complex="F" style:font-size-complex="11pt"/>
    </style:style>
    <style:style style:name="P26" style:family="paragraph" style:parent-style-name="Table_20_Heading">
      <style:paragraph-properties fo:text-align="start" style:justify-single-word="false"/>
      <style:text-properties fo:font-weight="bold" officeooo:rsid="0020ed62" officeooo:paragraph-rsid="0020ed62" style:font-weight-asian="bold" style:font-weight-complex="bold"/>
    </style:style>
    <style:style style:name="P27" style:family="paragraph" style:parent-style-name="Text_20_body">
      <style:text-properties officeooo:paragraph-rsid="00253a8a"/>
    </style:style>
    <style:style style:name="P28" style:family="paragraph" style:parent-style-name="Text_20_body">
      <style:text-properties officeooo:paragraph-rsid="0028a722"/>
    </style:style>
    <style:style style:name="P29" style:family="paragraph" style:parent-style-name="Title">
      <style:paragraph-properties fo:text-align="center" style:justify-single-word="false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weight="bold" style:font-name-asian="Arial2" style:font-weight-asian="bold" style:font-name-complex="Arial2" style:font-weight-complex="bold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language="en" fo:country="CA" fo:font-weight="bold" style:font-name-asian="Arial2" style:font-weight-asian="bold" style:font-name-complex="Arial2" style:font-weight-complex="bold"/>
    </style:style>
    <style:style style:name="T5" style:family="text">
      <style:text-properties style:font-name="Arial" fo:language="en" fo:country="CA" style:font-name-asian="Arial2" style:font-name-complex="Arial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1af4" style:font-weight-asian="bold" style:font-weight-complex="bold"/>
    </style:style>
    <style:style style:name="T8" style:family="text">
      <style:text-properties style:font-name="Comic Sans MS" style:font-name-asian="Comic Sans MS1" style:font-name-complex="Comic Sans MS1"/>
    </style:style>
    <style:style style:name="T9" style:family="text">
      <style:text-properties style:font-name="Comic Sans MS" style:text-underline-style="solid" style:text-underline-width="auto" style:text-underline-color="font-color" fo:font-weight="bold" style:font-name-asian="Comic Sans MS1" style:font-weight-asian="bold" style:font-name-complex="Comic Sans MS1" style:font-weight-complex="bold"/>
    </style:style>
    <style:style style:name="T10" style:family="text">
      <style:text-properties style:font-name="Comic Sans MS" style:text-underline-style="solid" style:text-underline-width="auto" style:text-underline-color="font-color" style:font-name-asian="Comic Sans MS1" style:font-name-complex="Comic Sans MS1"/>
    </style:style>
    <style:style style:name="T11" style:family="text">
      <style:text-properties style:font-name="Calibri Light" fo:font-size="28pt" fo:letter-spacing="-0.0071in" officeooo:rsid="0020397f" style:letter-kerning="true" style:font-name-asian="F" style:font-size-asian="28pt" style:font-name-complex="F" style:font-size-complex="28pt"/>
    </style:style>
    <style:style style:name="T12" style:family="text">
      <style:text-properties fo:color="#000000" loext:opacity="100%" fo:font-size="10.5pt" style:font-size-asian="10.5pt" style:font-size-complex="10.5pt"/>
    </style:style>
    <style:style style:name="T13" style:family="text">
      <style:text-properties fo:color="#000000" loext:opacity="100%" style:font-name="Arial1" fo:font-size="11pt" officeooo:rsid="00253a8a" style:font-size-asian="9.60000038146973pt" style:font-size-complex="11pt"/>
    </style:style>
    <style:style style:name="T14" style:family="text">
      <style:text-properties fo:color="#000000" loext:opacity="100%" fo:font-size="11pt" style:font-size-asian="11pt" style:font-size-complex="11pt"/>
    </style:style>
    <style:style style:name="T15" style:family="text">
      <style:text-properties fo:color="#000000" loext:opacity="100%" fo:font-size="11pt" officeooo:rsid="0028a722" style:font-size-asian="11pt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28a722" style:font-size-asian="11pt" style:font-size-complex="11pt"/>
    </style:style>
    <style:style style:name="T18" style:family="text">
      <style:text-properties officeooo:rsid="001f2631"/>
    </style:style>
    <style:style style:name="T19" style:family="text">
      <style:text-properties fo:color="#2f5496" loext:opacity="100%" style:font-name="Calibri Light" fo:font-size="16pt" officeooo:rsid="001f2631" style:font-name-asian="F" style:font-size-asian="16pt" style:font-name-complex="F" style:font-size-complex="16pt"/>
    </style:style>
    <style:style style:name="T20" style:family="text">
      <style:text-properties officeooo:rsid="0021b67d"/>
    </style:style>
    <style:style style:name="T21" style:family="text">
      <style:text-properties officeooo:rsid="00241af4"/>
    </style:style>
    <style:style style:name="T22" style:family="text">
      <style:text-properties officeooo:rsid="0027612d"/>
    </style:style>
    <style:style style:name="T23" style:family="text">
      <style:text-properties officeooo:rsid="0027f693"/>
    </style:style>
    <style:style style:name="T24" style:family="text">
      <style:text-properties officeooo:rsid="0028a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GoBack"/>SECURITY <text:span text:style-name="T11">THREAT</text:span> REPORT</text:p>
      <text:p text:style-name="Standard"><text:span text:style-name="T1"><text:s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repared For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Prepared By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Report Date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Resolution Date: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Total Outage: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8">Ticket Number:</text:p>
          </table:table-cell>
          <table:table-cell table:style-name="Table1.A1" office:value-type="string">
            <text:p text:style-name="P13"/>
          </table:table-cell>
        </table:table-row>
      </table:table>
      <text:p text:style-name="Standard"><text:span text:style-name="T1"><text:s/></text:span></text:p>
      <text:h text:style-name="Heading_20_1" text:outline-level="1"><text:span text:style-name="T3"><text:s/></text:span><text:span text:style-name="Heading_20_1_20_Char">Summary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8">Business Impact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8">Application(s) Impacted</text:p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4" office:value-type="string">
            <text:p text:style-name="P9">Our Organization in Media</text:p>
          </table:table-cell>
          <table:table-cell table:style-name="Table2.A4" office:value-type="string">
            <text:p text:style-name="P13"/>
          </table:table-cell>
        </table:table-row>
      </table:table>
      <text:p text:style-name="Standard"><text:span text:style-name="T1"><text:s/></text:span></text:p>
      <text:h text:style-name="Heading_20_1" text:outline-level="1"><text:span text:style-name="Heading_20_1_20_Char">Threat Intelligence</text:span></text:h>
      <text:p text:style-name="P28"><text:span text:style-name="Heading_20_1_20_Char"><text:span text:style-name="T14">&lt;</text:span></text:span><text:span text:style-name="Heading_20_1_20_Char"><text:span text:style-name="T15">Replicate this table below if there are multiple CVE’s identified for the same product&gt;</text:span></text:span></text:p>
      <table:table table:name="ThreatIntelligence" table:style-name="ThreatIntelligence">
        <table:table-column table:style-name="ThreatIntelligence.A"/>
        <table:table-column table:style-name="ThreatIntelligence.B"/>
        <table:table-row table:style-name="ThreatIntelligence.1">
          <table:table-cell table:style-name="ThreatIntelligence.A1" office:value-type="string">
            <text:p text:style-name="P26">CVE <text:span text:style-name="T20">(Common Vulnerabilities and Exposures)</text:span></text:p>
          </table:table-cell>
          <table:table-cell table:style-name="ThreatIntelligence.B1" office:value-type="string">
            <text:p text:style-name="Table_20_Heading"/>
          </table:table-cell>
        </table:table-row>
        <table:table-row table:style-name="ThreatIntelligence.8">
          <table:table-cell table:style-name="ThreatIntelligence.A2" office:value-type="string">
            <text:p text:style-name="P26"><text:span text:style-name="T20">Base </text:span>CVSS <text:span text:style-name="T20">(Common Vulnerability Scoring System)</text:span> Score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8">
          <table:table-cell table:style-name="ThreatIntelligence.A2" office:value-type="string">
            <text:p text:style-name="P24">Description of Vulnerability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8">
          <table:table-cell table:style-name="ThreatIntelligence.A2" office:value-type="string">
            <text:p text:style-name="P24">Versions Impacted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8">
          <table:table-cell table:style-name="ThreatIntelligence.A2" office:value-type="string">
            <text:p text:style-name="P24">Publish Date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8">
          <table:table-cell table:style-name="ThreatIntelligence.A2" office:value-type="string">
            <text:p text:style-name="P24">How this vulnerability can be exploited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8">
          <table:table-cell table:style-name="ThreatIntelligence.A2" office:value-type="string">
            <text:p text:style-name="P24">Is a patch available <text:span text:style-name="T21">and link to the patch</text:span></text:p>
          </table:table-cell>
          <table:table-cell table:style-name="ThreatIntelligence.B2" office:value-type="string">
            <text:p text:style-name="Table_20_Contents"/>
          </table:table-cell>
        </table:table-row>
        <table:table-row table:style-name="ThreatIntelligence.8">
          <table:table-cell table:style-name="ThreatIntelligence.A2" office:value-type="string">
            <text:p text:style-name="P24">If unable to patch or patch unavailable, what is the remediation</text:p>
          </table:table-cell>
          <table:table-cell table:style-name="ThreatIntelligence.B2" office:value-type="string">
            <text:p text:style-name="Table_20_Contents"/>
          </table:table-cell>
        </table:table-row>
      </table:table>
      <text:p text:style-name="P19"><text:span text:style-name="Heading_20_1_20_Char"/></text:p>
      <text:h text:style-name="Heading_20_3" text:outline-level="3"><text:soft-page-break/><text:span text:style-name="Heading_20_1_20_Char"><text:span text:style-name="T19"/></text:span></text:h>
      <text:h text:style-name="P4" text:outline-level="1"><text:span text:style-name="Heading_20_1_20_Char">Timelin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><text:span text:style-name="T2">Date</text:span></text:p>
          </table:table-cell>
          <table:table-cell table:style-name="Table3.A1" office:value-type="string">
            <text:p text:style-name="P16"><text:span text:style-name="T2">Time</text:span></text:p>
          </table:table-cell>
          <table:table-cell table:style-name="Table3.A1" office:value-type="string">
            <text:p text:style-name="P17"><text:span text:style-name="T2">Description</text:span></text:p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</table:table>
      <text:p text:style-name="Standard"><text:span text:style-name="T8"><text:s/></text:span></text:p>
      <text:p text:style-name="Standard"><text:span text:style-name="T9"/></text:p>
      <text:h text:style-name="P4" text:outline-level="1"><text:span text:style-name="Heading_20_1_20_Char">Recommendations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<text:span text:style-name="T6">Summary:</text:span></text:p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10"><text:span text:style-name="T7">Details</text:span><text:span text:style-name="T6">:</text:span></text:p>
          </table:table-cell>
          <table:table-cell table:style-name="Table4.A1" office:value-type="string">
            <text:p text:style-name="P8"/>
          </table:table-cell>
        </table:table-row>
      </table:table>
      <text:p text:style-name="Standard"><text:span text:style-name="T8"><text:s/></text:span></text:p>
      <text:h text:style-name="P6" text:outline-level="1">Lessons Learned</text:h>
      <text:p text:style-name="P27"><text:span text:style-name="Heading_20_1_20_Char"><text:span text:style-name="T13">Post incident ensure a “Lessons Learned” meeting is conducted</text:span></text:span></text:p>
      <text:h text:style-name="Heading_20_2" text:outline-level="2"><text:span text:style-name="T22">Action Items</text:span></text:h>
      <text:p text:style-name="Text_20_body"/>
      <text:p text:style-name="P20"><text:span text:style-name="Heading_20_1_20_Char"/></text:p>
      <text:h text:style-name="Heading_20_1" text:outline-level="1">Incident Response Team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span text:style-name="T4">Organization</text:span></text:p>
          </table:table-cell>
          <table:table-cell table:style-name="Table5.A1" office:value-type="string">
            <text:p text:style-name="P11"><text:span text:style-name="T12">Name</text:span><text:span text:style-name="T16"> </text:span></text:p>
          </table:table-cell>
          <table:table-cell table:style-name="Table5.A1" office:value-type="string">
            <text:p text:style-name="P15"><text:span text:style-name="T4">Role</text:span></text:p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</table:table>
      <text:p text:style-name="P12"/>
      <text:h text:style-name="P7" text:outline-level="1"><text:span text:style-name="T23">CVSS 3.0 Ratings</text:span></text:h>
      <table:table table:name="CVSS3Ratings" table:style-name="CVSS3Ratings">
        <table:table-column table:style-name="CVSS3Ratings.A"/>
        <table:table-column table:style-name="CVSS3Ratings.B"/>
        <table:table-header-rows>
          <table:table-row table:style-name="TableLine2280501107648">
            <table:table-cell table:style-name="CVSS3Ratings.A1" office:value-type="string">
              <text:p text:style-name="P25">Severity</text:p>
            </table:table-cell>
            <table:table-cell table:style-name="CVSS3Ratings.B1" office:value-type="string">
              <text:p text:style-name="P25">Base Score Range</text:p>
            </table:table-cell>
          </table:table-row>
        </table:table-header-rows>
        <table:table-row table:style-name="TableLine2280501107648">
          <table:table-cell table:style-name="CVSS3Ratings.A2" office:value-type="string">
            <text:p text:style-name="P23">None</text:p>
          </table:table-cell>
          <table:table-cell table:style-name="CVSS3Ratings.B2" office:value-type="string">
            <text:p text:style-name="P23">0.0</text:p>
          </table:table-cell>
        </table:table-row>
        <table:table-row table:style-name="TableLine2280501107648">
          <table:table-cell table:style-name="CVSS3Ratings.A2" office:value-type="string">
            <text:p text:style-name="P23">Low</text:p>
          </table:table-cell>
          <table:table-cell table:style-name="CVSS3Ratings.B2" office:value-type="string">
            <text:p text:style-name="P23">0.1 → 3.9</text:p>
          </table:table-cell>
        </table:table-row>
        <table:table-row table:style-name="TableLine2280501107648">
          <table:table-cell table:style-name="CVSS3Ratings.A2" office:value-type="string">
            <text:p text:style-name="P23">Medium</text:p>
          </table:table-cell>
          <table:table-cell table:style-name="CVSS3Ratings.B2" office:value-type="string">
            <text:p text:style-name="P23">4.0 → 6.9</text:p>
          </table:table-cell>
        </table:table-row>
        <table:table-row table:style-name="TableLine2280501107648">
          <table:table-cell table:style-name="CVSS3Ratings.A2" office:value-type="string">
            <text:p text:style-name="P23">High</text:p>
          </table:table-cell>
          <table:table-cell table:style-name="CVSS3Ratings.B2" office:value-type="string">
            <text:p text:style-name="P23">7.0 → 8.9</text:p>
          </table:table-cell>
        </table:table-row>
        <table:table-row table:style-name="TableLine2280501107648">
          <table:table-cell table:style-name="CVSS3Ratings.A2" office:value-type="string">
            <text:p text:style-name="P23">Critical</text:p>
          </table:table-cell>
          <table:table-cell table:style-name="CVSS3Ratings.B2" office:value-type="string">
            <text:p text:style-name="P23">9.0 → 10</text:p>
          </table:table-cell>
        </table:table-row>
      </table:table>
      <text:p text:style-name="P21"><text:span text:style-name="Heading_20_1_20_Char"/></text:p>
      <text:p text:style-name="P22"><text:span text:style-name="Heading_20_1_20_Char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000000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1665in" fo:margin-bottom="0in" style:contextual-spacing="false" fo:keep-together="always" fo:keep-with-next="always"/>
      <style:text-properties fo:color="#000000" loext:opacity="100%" style:font-name="Calibri1" fo:font-family="Calibri" style:font-style-name="Regular" style:font-family-generic="swiss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028in" fo:margin-bottom="0in" style:contextual-spacing="false" fo:keep-together="always" fo:keep-with-next="always"/>
      <style:text-properties fo:color="#000000" loext:opacity="100%" style:font-name="Calibri Light" fo:font-family="'Calibri Light'" style:font-family-generic="roman" style:font-pitch="variable" fo:font-size="14pt" fo:font-weight="250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Calibri1" fo:font-family="Calibri" style:font-style-name="Regular" style:font-family-generic="swiss" style:font-pitch="variable" fo:font-size="15pt" fo:font-weight="normal" style:font-size-asian="115%" style:font-weight-asian="bold" style:font-size-complex="115%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6.5in" fo:margin-left="0in" fo:margin-top="0in" fo:margin-bottom="0in" table:align="left" style:writing-mode="lr-tb"/>
    </style:style>
    <style:style style:name="Table6.A" style:family="table-column">
      <style:table-column-properties style:column-width="2.166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MT1" style:family="text">
      <style:text-properties officeooo:rsid="001f2631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1"/>
            </table:table-cell>
            <table:table-cell table:style-name="Table6.A1" office:value-type="string">
              <text:p text:style-name="MP2"/>
            </table:table-cell>
            <table:table-cell table:style-name="Table6.A1" office:value-type="string">
              <text:p text:style-name="MP3"><text:span text:style-name="MT1">Secunoid Security Consulting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 table:number-columns-repeated="3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2">Confidential </text:p>
              <text:p text:style-name="MP2"><text:page-number text:select-page="current">4</text:page-number><text:s/>of <text:page-count>4</text:page-count></text:p>
            </table:table-cell>
            <table:table-cell table:style-name="Table7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ecurity Incident Report</dc:title>
    <meta:initial-creator>Shahid Sharif</meta:initial-creator>
    <meta:keyword>incident</meta:keyword>
    <meta:keyword>report</meta:keyword>
    <meta:keyword>security</meta:keyword>
    <meta:keyword>security</meta:keyword>
    <meta:keyword>incident</meta:keyword>
    <meta:editing-cycles>5</meta:editing-cycles>
    <meta:creation-date>2019-03-13T12:19:00</meta:creation-date>
    <dc:date>2021-12-27T11:57:38.775000000</dc:date>
    <meta:editing-duration>PT45M48S</meta:editing-duration>
    <meta:generator>LibreOffice/7.2.2.2$Windows_X86_64 LibreOffice_project/02b2acce88a210515b4a5bb2e46cbfb63fe97d56</meta:generator>
    <meta:document-statistic meta:table-count="9" meta:image-count="0" meta:object-count="0" meta:page-count="4" meta:paragraph-count="58" meta:word-count="153" meta:character-count="943" meta:non-whitespace-character-count="843"/>
    <meta:user-defined meta:name="AppVersion">16.0000</meta:user-defined>
    <meta:user-defined meta:name="AuthorIds_UIVersion_512">491</meta:user-defined>
    <meta:user-defined meta:name="ContentTypeId">0x010100D2F1DEE29EE9524397675DF95C0EAF60</meta:user-defined>
    <meta:user-defined meta:name="DocSecurity" meta:value-type="float">4</meta:user-defined>
    <meta:user-defined meta:name="_dlc_DocIdItemGuid" meta:value-type="string">1463409d-105e-4903-b8b0-8e6f3838482f</meta:user-defined>
    <meta:template xlink:type="simple" xlink:actuate="onRequest" xlink:title="Normal" xlink:href=""/>
  </office:meta>
</office:document-meta>
</file>